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8.319cm" table:align="left"/>
    </style:style>
    <style:style style:name="Tableau1.A" style:family="table-column">
      <style:table-column-properties style:column-width="3.177cm"/>
    </style:style>
    <style:style style:name="Tableau1.B" style:family="table-column">
      <style:table-column-properties style:column-width="3.143cm"/>
    </style:style>
    <style:style style:name="Tableau1.C" style:family="table-column">
      <style:table-column-properties style:column-width="0.947cm"/>
    </style:style>
    <style:style style:name="Tableau1.D" style:family="table-column">
      <style:table-column-properties style:column-width="1.05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normal">
      <style:text-properties style:font-name="Liberation Sans"/>
    </style:style>
    <style:style style:name="P2" style:family="paragraph" style:parent-style-name="normal">
      <style:text-properties fo:color="#222222" style:font-name="Liberation Sans" fo:background-color="#ffffff"/>
    </style:style>
    <style:style style:name="P3" style:family="paragraph" style:parent-style-name="normal">
      <style:text-properties fo:color="#222222" style:font-name="Liberation Sans" officeooo:rsid="0013b6f5" officeooo:paragraph-rsid="0013b6f5" fo:background-color="#ffffff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  <style:text-properties style:font-name="Liberation Sans" fo:font-size="12p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style:line-height-at-least="0.714cm"/>
      <style:text-properties style:font-name="Liberation Sans" fo:font-size="12pt" style:font-size-asian="12pt" style:font-size-complex="12pt"/>
    </style:style>
    <style:style style:name="P8" style:family="paragraph" style:parent-style-name="normal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officeooo:rsid="0013b6f5" officeooo:paragraph-rsid="0013b6f5" style:text-blinking="false" fo:background-color="#ffffff" style:font-size-asian="11pt" style:font-size-complex="11pt" loext:padding="0cm" loext:border="none"/>
    </style:style>
    <style:style style:name="P9" style:family="paragraph" style:parent-style-name="normal">
      <style:text-properties fo:font-variant="normal" fo:text-transform="none" fo:color="#000000" style:font-name="Liberation Sans" fo:font-size="12pt" fo:letter-spacing="normal" fo:font-style="normal" fo:font-weight="normal" officeooo:rsid="0013b6f5" officeooo:paragraph-rsid="0013b6f5" fo:background-color="#ffffff" style:font-size-asian="12pt" style:font-size-complex="12pt" loext:padding="0cm" loext:border="none"/>
    </style:style>
    <style:style style:name="P10" style:family="paragraph" style:parent-style-name="normal">
      <style:text-properties style:font-name="Liberation Sans" fo:font-size="12pt" style:font-size-asian="12pt" style:font-size-complex="12pt"/>
    </style:style>
    <style:style style:name="P11" style:family="paragraph" style:parent-style-name="normal">
      <style:text-properties style:font-name="Liberation Sans" fo:font-size="12pt" officeooo:paragraph-rsid="001306cc" style:font-size-asian="12pt" style:font-size-complex="12pt"/>
    </style:style>
    <style:style style:name="P12" style:family="paragraph" style:parent-style-name="normal">
      <style:text-properties style:font-name="Liberation Sans" fo:font-size="12pt" style:font-size-asian="12pt" style:font-size-complex="12pt"/>
    </style:style>
    <style:style style:name="P13" style:family="paragraph" style:parent-style-name="normal">
      <style:text-properties fo:color="#222222" style:font-name="Liberation Sans" fo:font-size="12pt" fo:background-color="#ffffff" style:font-size-asian="12pt" style:font-size-complex="12pt"/>
    </style:style>
    <style:style style:name="P14" style:family="paragraph" style:parent-style-name="normal">
      <style:text-properties fo:color="#222222" style:font-name="Liberation Sans" fo:font-size="12pt" officeooo:rsid="0013b6f5" officeooo:paragraph-rsid="0013b6f5" fo:background-color="#ffffff" style:font-size-asian="12pt" style:font-size-complex="12pt"/>
    </style:style>
    <style:style style:name="P15" style:family="paragraph" style:parent-style-name="Table_20_Heading">
      <style:paragraph-properties fo:margin-left="0cm" fo:margin-right="0cm" fo:margin-top="0cm" fo:margin-bottom="0cm" loext:contextual-spacing="false" style:line-height-at-least="0.714cm" fo:text-align="start" style:justify-single-word="false" fo:text-indent="0cm" style:auto-text-indent="false"/>
      <style:text-properties fo:color="#122844" style:font-name="Liberation Sans" fo:font-size="12pt" style:font-size-asian="12pt" style:font-size-complex="12pt"/>
    </style:style>
    <style:style style:name="P16" style:family="paragraph" style:parent-style-name="Standard">
      <style:text-properties fo:font-variant="normal" fo:text-transform="none" fo:color="#333399" style:text-line-through-style="none" style:text-line-through-type="none" style:font-name="Liberation Sans" fo:font-size="12pt" fo:letter-spacing="normal" fo:font-style="normal" style:text-underline-style="none" fo:font-weight="normal" officeooo:rsid="0013b6f5" officeooo:paragraph-rsid="0013b6f5" style:text-blinking="false" fo:background-color="#ffffff" style:font-size-asian="12pt" style:font-size-complex="12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P18" style:family="paragraph" style:parent-style-name="Heading_20_1" style:master-page-name="Standard">
      <style:paragraph-properties style:page-number="1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Liberation Sans" fo:font-size="12pt" style:font-size-asian="12pt" style:font-size-complex="12pt" loext:padding="0cm" loext:border="none"/>
    </style:style>
    <style:style style:name="T1" style:family="text">
      <style:text-properties fo:color="#1155cc" fo:background-color="#ffffff" loext:char-shading-value="0"/>
    </style:style>
    <style:style style:name="T2" style:family="text">
      <style:text-properties fo:color="#1155cc" style:font-name="Liberation Sans" style:text-underline-style="solid" style:text-underline-width="auto" style:text-underline-color="font-color"/>
    </style:style>
    <style:style style:name="T3" style:family="text">
      <style:text-properties fo:color="#1155cc" style:font-name="Liberation Sans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1155cc" style:font-name="Liberation Sans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1155cc" style:font-name="Liberation Sans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6" style:family="text">
      <style:text-properties fo:color="#222222" fo:background-color="#ffffff" loext:char-shading-value="0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officeooo:rsid="001306cc"/>
    </style:style>
    <style:style style:name="T1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99" style:text-line-through-style="none" style:text-line-through-type="none" style:font-name="Liberation Sans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15" style:family="text">
      <style:text-properties fo:font-variant="normal" fo:text-transform="none" fo:color="#333399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6" style:family="text">
      <style:text-properties fo:font-variant="normal" fo:text-transform="none" fo:color="#333399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7" style:family="text">
      <style:text-properties fo:font-variant="normal" fo:text-transform="none" style:font-name="Liberation Sans" fo:letter-spacing="normal" fo:font-style="normal" fo:font-weight="normal" loext:padding="0cm" loext:border="none"/>
    </style:style>
    <style:style style:name="T18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 loext:padding="0cm" loext:border="none"/>
    </style:style>
    <style:style style:name="T19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color="#333399" style:text-line-through-style="none" style:text-line-through-type="none" style:font-name="Liberation Sans" style:text-underline-style="none" style:text-blinking="false" loext:padding="0cm" loext:border="none"/>
    </style:style>
    <style:style style:name="T21" style:family="text">
      <style:text-properties fo:color="#333399" style:text-line-through-style="none" style:text-line-through-type="none" style:font-name="Liberation Sans" fo:font-size="11pt" style:text-underline-style="none" style:text-blinking="false" style:font-size-asian="11pt" style:font-size-complex="11pt" loext:padding="0cm" loext:border="none"/>
    </style:style>
    <style:style style:name="T22" style:family="text">
      <style:text-properties fo:color="#333399" style:text-line-through-style="none" style:text-line-through-type="none" style:font-name="Liberation Sans" fo:font-size="12pt" style:text-underline-style="none" style:text-blinking="false" style:font-size-asian="12pt" style:font-size-complex="12pt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ntact :</text:p>
      <text:p text:style-name="P1"/>
      <text:p text:style-name="P10">C. JOUBERT : <text:span text:style-name="T1">clement.joubert@lafabriqueopera-valdeloire.com</text:span></text:p>
      <text:p text:style-name="P10">G. <text:span text:style-name="T6">Rozsavolgyi : </text:span><text:span text:style-name="T1">roza@univ-orleans.fr</text:span></text:p>
      <text:p text:style-name="P1"/>
      <text:p text:style-name="Heading_20_1">FABOP ancien site :</text:p>
      <text:p text:style-name="P10"/>
      <text:p text:style-name="P11">identifiants : admin</text:p>
      <text:p text:style-name="P11"><text:span text:style-name="T9">mdp : </text:span>admin</text:p>
      <text:p text:style-name="normal"><text:a xlink:type="simple" xlink:href="http://www.lfovdl.com/admin/" text:style-name="Standard" text:visited-style-name="Standard"><text:span text:style-name="T4">http://www.lfovdl.com/admin/</text:span></text:a></text:p>
      <text:p text:style-name="P10"/>
      <text:p text:style-name="Heading_20_1">Accès OVH :</text:p>
      <text:p text:style-name="P1"/>
      <text:p text:style-name="P10">Id : <text:span text:style-name="T1">iut.lfovdl@gmail.com</text:span></text:p>
      <text:p text:style-name="P10">Mdp : <text:span text:style-name="T6">Lf0VdL2019#</text:span></text:p>
      <text:p text:style-name="P10"/>
      <text:p text:style-name="normal"><text:span text:style-name="T8">FTP : </text:span><text:a xlink:type="simple" xlink:href="http://ftp.cluster023.hosting.ovh.net/" text:style-name="Standard" text:visited-style-name="Standard"><text:span text:style-name="T5">ftp.cluster023.hosting.ovh.net</text:span></text:a></text:p>
      <text:p text:style-name="P10">Id : <text:span text:style-name="T6">lfovdlcoqp</text:span></text:p>
      <text:p text:style-name="P13">Mdp : vt4PY28U9nUu</text:p>
      <text:p text:style-name="P2"/>
      <text:p text:style-name="Heading_20_1">Emails :</text:p>
      <text:p text:style-name="P9">Email crée pour l’envoie des emails</text:p>
      <text:p text:style-name="P4"><text:a xlink:type="simple" xlink:href="javascript:void(window.open('/dimp/compose.php?to=bdd_iut%2540lfovdl.com&amp;type=new&amp;popup=1',%20'',%20'width=820,height=610,status=1,scrollbars=yes,resizable=yes'));" text:style-name="Internet_20_link" text:visited-style-name="Visited_20_Internet_20_Link"><text:span text:style-name="T15">bdd_iut@lfovdl.com</text:span></text:a></text:p>
      <text:p text:style-name="P17">Mdp : Lf0VdL2019#</text:p>
      <text:p text:style-name="P14"/>
      <text:p text:style-name="P3"><text:span text:style-name="T12">Serveur d’envoi et de réception IMAP : </text:span><text:a xlink:type="simple" xlink:href="http://ssl0.ovh.net/" office:target-frame-name="_blank" xlink:show="new" text:style-name="Internet_20_link" text:visited-style-name="Visited_20_Internet_20_Link"><text:span text:style-name="T16">ssl0.ovh.net</text:span></text:a></text:p>
      <text:p text:style-name="P16">Pour info : </text:p>
      <text:list xml:id="list1099525325" text:style-name="L1">
        <text:list-item>
          <text:p text:style-name="P19"><text:span text:style-name="Strong_20_Emphasis"><text:span text:style-name="T19">pour une configuration en IMAP 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Type de serveur</text:p>
            </table:table-cell>
            <table:table-cell table:style-name="Tableau1.A1" office:value-type="string">
              <text:p text:style-name="P15">Nom du serveur</text:p>
            </table:table-cell>
            <table:table-cell table:style-name="Tableau1.A1" office:value-type="string">
              <text:p text:style-name="P15">SSL</text:p>
            </table:table-cell>
            <table:table-cell table:style-name="Tableau1.A1" office:value-type="string">
              <text:p text:style-name="P15">Port</text:p>
            </table:table-cell>
          </table:table-row>
        </table:table-header-rows>
        <table:table-row>
          <table:table-cell table:style-name="Tableau1.A1" office:value-type="string">
            <text:p text:style-name="P6">Entrant</text:p>
          </table:table-cell>
          <table:table-cell table:style-name="Tableau1.A1" office:value-type="string">
            <text:p text:style-name="P5"><text:a xlink:type="simple" xlink:href="http://ssl0.ovh.net/" office:target-frame-name="_blank" xlink:show="new" text:style-name="Internet_20_link" text:visited-style-name="Visited_20_Internet_20_Link"><text:span text:style-name="T22">ssl0.ovh.net</text:span></text:a></text:p>
          </table:table-cell>
          <table:table-cell table:style-name="Tableau1.A1" office:value-type="string">
            <text:p text:style-name="P6">Oui</text:p>
          </table:table-cell>
          <table:table-cell table:style-name="Tableau1.A1" office:value-type="string">
            <text:p text:style-name="P6">993</text:p>
          </table:table-cell>
        </table:table-row>
        <table:table-row>
          <table:table-cell table:style-name="Tableau1.A1" office:value-type="string">
            <text:p text:style-name="P6">Sortant</text:p>
          </table:table-cell>
          <table:table-cell table:style-name="Tableau1.A1" office:value-type="string">
            <text:p text:style-name="P5"><text:a xlink:type="simple" xlink:href="http://ssl0.ovh.net/" office:target-frame-name="_blank" xlink:show="new" text:style-name="Internet_20_link" text:visited-style-name="Visited_20_Internet_20_Link"><text:span text:style-name="T22">ssl0.ovh.net</text:span></text:a></text:p>
          </table:table-cell>
          <table:table-cell table:style-name="Tableau1.A1" office:value-type="string">
            <text:p text:style-name="P6">Oui</text:p>
          </table:table-cell>
          <table:table-cell table:style-name="Tableau1.A1" office:value-type="string">
            <text:p text:style-name="P7">465</text:p>
          </table:table-cell>
        </table:table-row>
      </table:table>
      <text:p text:style-name="P20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8T15:46:32.934703243</dc:date>
    <meta:editing-duration>P1DT5H57M19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1" meta:paragraph-count="32" meta:word-count="85" meta:character-count="565" meta:non-whitespace-character-count="512"/>
  </office:meta>
</office:document-meta>
</file>